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900000012577D07501.png"/>
  <manifest:file-entry manifest:media-type="image/png" manifest:full-path="Pictures/10000201000001A400000125C9DCD4B6.png"/>
  <manifest:file-entry manifest:media-type="image/png" manifest:full-path="Pictures/100002010000018F00000127168F3929.png"/>
  <manifest:file-entry manifest:media-type="image/png" manifest:full-path="Pictures/100002010000018F00000125781263E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Objet_20_sans_20_remplissage_20_ni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text-properties fo:font-size="14pt"/>
    </style:style>
    <style:style style:name="P2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9.65cm" svg:height="1.2cm" svg:x="4.75cm" svg:y="0.05cm">
          <draw:text-box>
            <text:p><text:span text:style-name="T1">Rainfall_Seasonal_Granularities</text:span></text:p>
          </draw:text-box>
        </draw:frame>
        <draw:g>
          <draw:frame draw:style-name="gr2" draw:text-style-name="P2" draw:layer="layout" svg:width="9.297cm" svg:height="6.827cm" svg:x="1.25cm" svg:y="2cm">
            <draw:image xlink:href="Pictures/100002010000018F00000125781263E2.png" xlink:type="simple" xlink:show="embed" xlink:actuate="onLoad">
              <text:p/>
            </draw:image>
          </draw:frame>
          <draw:frame draw:style-name="gr2" draw:text-style-name="P2" draw:layer="layout" svg:width="9.786cm" svg:height="6.827cm" svg:x="11.164cm" svg:y="1.95cm">
            <draw:image xlink:href="Pictures/10000201000001A400000125C9DCD4B6.png" xlink:type="simple" xlink:show="embed" xlink:actuate="onLoad">
              <text:p/>
            </draw:image>
          </draw:frame>
          <draw:frame draw:style-name="gr2" draw:text-style-name="P2" draw:layer="layout" svg:width="9.297cm" svg:height="6.873cm" svg:x="1.25cm" svg:y="9.75cm">
            <draw:image xlink:href="Pictures/100002010000018F00000127168F3929.png" xlink:type="simple" xlink:show="embed" xlink:actuate="onLoad">
              <text:p/>
            </draw:image>
          </draw:frame>
          <draw:frame draw:style-name="gr2" draw:text-style-name="P2" draw:layer="layout" svg:width="9.32cm" svg:height="6.827cm" svg:x="11.2cm" svg:y="9.75cm">
            <draw:image xlink:href="Pictures/10000201000001900000012577D07501.png" xlink:type="simple" xlink:show="embed" xlink:actuate="onLoad">
              <text:p/>
            </draw:image>
          </draw:frame>
          <draw:frame draw:style-name="gr3" draw:layer="layout" svg:width="3cm" svg:height="0.75cm" svg:x="4.75cm" svg:y="8.75cm">
            <draw:text-box>
              <text:p>Spring</text:p>
            </draw:text-box>
          </draw:frame>
          <draw:frame draw:style-name="gr3" draw:layer="layout" svg:width="3cm" svg:height="0.75cm" svg:x="14.5cm" svg:y="8.75cm">
            <draw:text-box>
              <text:p>Summer</text:p>
            </draw:text-box>
          </draw:frame>
          <draw:frame draw:style-name="gr3" draw:layer="layout" svg:width="3cm" svg:height="0.75cm" svg:x="4.75cm" svg:y="16.55cm">
            <draw:text-box>
              <text:p>Autumn</text:p>
            </draw:text-box>
          </draw:frame>
          <draw:frame draw:style-name="gr3" draw:layer="layout" svg:width="3cm" svg:height="0.75cm" svg:x="14.5cm" svg:y="16.45cm">
            <draw:text-box>
              <text:p>Winter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center" draw:textarea-vertical-align="middle" fo:padding-top="0.1cm" fo:padding-bottom="0.1cm" fo:padding-left="0.1cm" fo:padding-right="0.1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45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9-28T15:07:38</meta:creation-date>
    <dc:date>2022-10-23T21:12:33</dc:date>
    <meta:editing-duration>P1DT1H39M15S</meta:editing-duration>
    <meta:editing-cycles>118</meta:editing-cycles>
    <meta:generator>OpenOffice/4.1.2$Unix OpenOffice.org_project/412m3$Build-9782</meta:generator>
    <dc:creator>Fabien Vilar</dc:creator>
    <dc:description>Created by MLG, the 2014/04/25</dc:description>
    <dc:subject>Fakhfakh Thesis, Chapter TOM4D</dc:subject>
    <dc:title>Structural Model SM(Omega) of the hydraulic system</dc:title>
    <meta:document-statistic meta:object-count="10"/>
    <meta:user-defined meta:name="Información 1"/>
    <meta:user-defined meta:name="Información 2"/>
    <meta:user-defined meta:name="Información 3"/>
    <meta:user-defined meta:name="Información 4"/>
  </office:meta>
</office:document-meta>
</file>